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1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1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3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4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48125cm" style:use-optimal-column-width="true"/>
    </style:style>
    <style:style style:name="co4" style:family="table-column">
      <style:table-column-properties fo:break-before="auto" style:column-width="6.19125cm" style:use-optimal-column-width="true"/>
    </style:style>
    <style:style style:name="co5" style:family="table-column">
      <style:table-column-properties fo:break-before="auto" style:column-width="6.03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5" table:number-rows-spanned="1" table:style-name="ce15">
            <text:p>Tabela 3 - Número de commits nos 3 primeiros bimestres de 2014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Bimestre</text:p>
          </table:table-cell>
          <table:table-cell office:value-type="string" table:style-name="ce3">
            <text:p>Commits</text:p>
          </table:table-cell>
          <table:table-cell office:value-type="string" table:style-name="ce3">
            <text:p>Frequência relativa (%)</text:p>
          </table:table-cell>
          <table:table-cell office:value-type="string" table:style-name="ce4">
            <text:p>Frequência absoluta acumulada <text:s/>(%)</text:p>
          </table:table-cell>
          <table:table-cell office:value-type="string" table:style-name="ce3">
            <text:p>Frequencia relativa acumulada <text:s/>(%)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imeiro</text:p>
          </table:table-cell>
          <table:table-cell office:value-type="float" office:value="659818" table:style-name="ce6">
            <text:p>659,818</text:p>
          </table:table-cell>
          <table:table-cell office:value-type="percentage" office:value="0.32463801487153826" table:formula="msoxl:=B3/B6" table:style-name="ce7">
            <text:p>32.4638%</text:p>
          </table:table-cell>
          <table:table-cell office:value-type="float" office:value="659818" table:formula="msoxl:=B3" table:style-name="ce6">
            <text:p>659,818</text:p>
          </table:table-cell>
          <table:table-cell office:value-type="percentage" office:value="0.32463801487153826" table:formula="msoxl:=C3" table:style-name="ce8">
            <text:p>32.4638%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gundo</text:p>
          </table:table-cell>
          <table:table-cell office:value-type="float" office:value="711926" table:style-name="ce6">
            <text:p>711,926</text:p>
          </table:table-cell>
          <table:table-cell office:value-type="percentage" office:value="0.35027574782051224" table:formula="msoxl:=B4/B6" table:style-name="ce7">
            <text:p>35.0276%</text:p>
          </table:table-cell>
          <table:table-cell office:value-type="float" office:value="1371744" table:formula="msoxl:=SUM(D3,B4)" table:style-name="ce6">
            <text:p>1,371,744</text:p>
          </table:table-cell>
          <table:table-cell office:value-type="percentage" office:value="0.6749137626920505" table:formula="msoxl:=SUM(E3,C4)" table:style-name="ce8">
            <text:p>67.4914%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rceiro</text:p>
          </table:table-cell>
          <table:table-cell office:value-type="float" office:value="660729" table:style-name="ce6">
            <text:p>660,729</text:p>
          </table:table-cell>
          <table:table-cell office:value-type="percentage" office:value="0.3250862373079495" table:formula="msoxl:=B5/B6" table:style-name="ce7">
            <text:p>32.5086%</text:p>
          </table:table-cell>
          <table:table-cell office:value-type="float" office:value="2032473" table:formula="msoxl:=SUM(B5,D4)" table:style-name="ce9">
            <text:p>2,032,473</text:p>
          </table:table-cell>
          <table:table-cell office:value-type="percentage" office:value="1" table:formula="msoxl:=SUM(E4,C5)" table:style-name="ce10">
            <text:p>100%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032473" table:formula="msoxl:=SUM(B3:B5)" table:style-name="ce12">
            <text:p>2,032,473</text:p>
          </table:table-cell>
          <table:table-cell office:value-type="percentage" office:value="1" table:formula="msoxl:=SUM(C3:C5)" table:style-name="ce16">
            <text:p>100%</text:p>
          </table:table-cell>
          <table:table-cell table:style-name="ce13"/>
          <table:table-cell table:style-name="ce1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19792in" svg:y="0.20833in" svg:width="7.36458in" svg:height="3.822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4" number:min-integer-digits="1"/>
      <number:text>%</number:text>
    </number:percentag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4T02:22:18Z</meta:creation-date>
    <dc:date>2016-09-14T02:33:40Z</dc:date>
    <meta:print-date>2016-09-14T02:33:1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25pt" svg:width="530.2497637795275pt" chart:style-name="Crt0">
        <chart:title chart:style-name="CT00">
          <text:p text:style-name="a0" text:class-names="" text:cond-style-name="">Número de commits nos 3 primeiros bimestres de 2014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Quantidade de Commi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imestre do ano</text:p>
            </chart:title>
            <chart:categories table:cell-range-address="3.$A$3:.$A$5"/>
          </chart:axis>
          <chart:series chart:label-cell-address="3.$B$2" chart:values-cell-range-address="3.$B$3:.$B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